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ue Azimuth</text:p>
          </table:table-cell>
          <table:table-cell office:value-type="string" calcext:value-type="string">
            <text:p>Optical Azimuth</text:p>
          </table:table-cell>
          <table:table-cell office:value-type="string" calcext:value-type="string">
            <text:p>Optical Azimuth 2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ifference 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2]-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2" calcext:value-type="float">
            <text:p>5.22</text:p>
          </table:table-cell>
          <table:table-cell/>
          <table:table-cell table:formula="of:=ABS([.A3]-[.B3])"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5" calcext:value-type="float">
            <text:p>10.25</text:p>
          </table:table-cell>
          <table:table-cell/>
          <table:table-cell table:formula="of:=ABS([.A4]-[.B4])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27" calcext:value-type="float">
            <text:p>15.27</text:p>
          </table:table-cell>
          <table:table-cell/>
          <table:table-cell table:formula="of:=ABS([.A5]-[.B5])"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63" calcext:value-type="float">
            <text:p>20.63</text:p>
          </table:table-cell>
          <table:table-cell/>
          <table:table-cell table:formula="of:=ABS([.A6]-[.B6])" office:value-type="float" office:value="0.629999999999999" calcext:value-type="float">
            <text:p>0.6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2" calcext:value-type="float">
            <text:p>25.52</text:p>
          </table:table-cell>
          <table:table-cell/>
          <table:table-cell table:formula="of:=ABS([.A7]-[.B7])" office:value-type="float" office:value="0.52" calcext:value-type="float">
            <text:p>0.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81" calcext:value-type="float">
            <text:p>30.81</text:p>
          </table:table-cell>
          <table:table-cell/>
          <table:table-cell table:formula="of:=ABS([.A8]-[.B8])" office:value-type="float" office:value="0.809999999999999" calcext:value-type="float">
            <text:p>0.8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77" calcext:value-type="float">
            <text:p>35.77</text:p>
          </table:table-cell>
          <table:table-cell/>
          <table:table-cell table:formula="of:=ABS([.A9]-[.B9])" office:value-type="float" office:value="0.770000000000003" calcext:value-type="float">
            <text:p>0.7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72" calcext:value-type="float">
            <text:p>40.72</text:p>
          </table:table-cell>
          <table:table-cell/>
          <table:table-cell table:formula="of:=ABS([.A10]-[.B10])" office:value-type="float" office:value="0.719999999999999" calcext:value-type="float">
            <text:p>0.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.08" calcext:value-type="float">
            <text:p>46.08</text:p>
          </table:table-cell>
          <table:table-cell/>
          <table:table-cell table:formula="of:=ABS([.A11]-[.B11])"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17" calcext:value-type="float">
            <text:p>51.17</text:p>
          </table:table-cell>
          <table:table-cell/>
          <table:table-cell table:formula="of:=ABS([.A12]-[.B12])"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.2" calcext:value-type="float">
            <text:p>56.2</text:p>
          </table:table-cell>
          <table:table-cell/>
          <table:table-cell table:formula="of:=ABS([.A13]-[.B13])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15" calcext:value-type="float">
            <text:p>61.15</text:p>
          </table:table-cell>
          <table:table-cell/>
          <table:table-cell table:formula="of:=ABS([.A14]-[.B14])"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.24" calcext:value-type="float">
            <text:p>66.24</text:p>
          </table:table-cell>
          <table:table-cell/>
          <table:table-cell table:formula="of:=ABS([.A15]-[.B15])"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.2" calcext:value-type="float">
            <text:p>71.2</text:p>
          </table:table-cell>
          <table:table-cell/>
          <table:table-cell table:formula="of:=ABS([.A16]-[.B16])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.82" calcext:value-type="float">
            <text:p>75.82</text:p>
          </table:table-cell>
          <table:table-cell/>
          <table:table-cell table:formula="of:=ABS([.A17]-[.B17])" office:value-type="float" office:value="0.819999999999993" calcext:value-type="float">
            <text:p>0.8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84" calcext:value-type="float">
            <text:p>80.84</text:p>
          </table:table-cell>
          <table:table-cell/>
          <table:table-cell table:formula="of:=ABS([.A18]-[.B18])" office:value-type="float" office:value="0.840000000000003" calcext:value-type="float">
            <text:p>0.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.26" calcext:value-type="float">
            <text:p>85.26</text:p>
          </table:table-cell>
          <table:table-cell/>
          <table:table-cell table:formula="of:=ABS([.A19]-[.B19])" office:value-type="float" office:value="0.260000000000005" calcext:value-type="float">
            <text:p>0.2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.62" calcext:value-type="float">
            <text:p>89.62</text:p>
          </table:table-cell>
          <table:table-cell/>
          <table:table-cell table:formula="of:=ABS([.A20]-[.B20])" office:value-type="float" office:value="0.379999999999995" calcext:value-type="float">
            <text:p>0.3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.98" calcext:value-type="float">
            <text:p>94.98</text:p>
          </table:table-cell>
          <table:table-cell/>
          <table:table-cell table:formula="of:=ABS([.A21]-[.B21])" office:value-type="float" office:value="0.019999999999996" calcext:value-type="float">
            <text:p>0.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73" calcext:value-type="float">
            <text:p>99.73</text:p>
          </table:table-cell>
          <table:table-cell/>
          <table:table-cell table:formula="of:=ABS([.A22]-[.B22])" office:value-type="float" office:value="0.269999999999996" calcext:value-type="float">
            <text:p>0.2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.82" calcext:value-type="float">
            <text:p>103.82</text:p>
          </table:table-cell>
          <table:table-cell/>
          <table:table-cell table:formula="of:=ABS([.A23]-[.B23])" office:value-type="float" office:value="1.18000000000001" calcext:value-type="float">
            <text:p>1.1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.71" calcext:value-type="float">
            <text:p>109.71</text:p>
          </table:table-cell>
          <table:table-cell/>
          <table:table-cell table:formula="of:=ABS([.A24]-[.B24])" office:value-type="float" office:value="0.290000000000006" calcext:value-type="float">
            <text:p>0.2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.87" calcext:value-type="float">
            <text:p>114.87</text:p>
          </table:table-cell>
          <table:table-cell/>
          <table:table-cell table:formula="of:=ABS([.A25]-[.B25])" office:value-type="float" office:value="0.129999999999995" calcext:value-type="float">
            <text:p>0.1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.03" calcext:value-type="float">
            <text:p>120.03</text:p>
          </table:table-cell>
          <table:table-cell/>
          <table:table-cell table:formula="of:=ABS([.A26]-[.B26])" office:value-type="float" office:value="0.0300000000000011" calcext:value-type="float">
            <text:p>0.0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.12" calcext:value-type="float">
            <text:p>125.12</text:p>
          </table:table-cell>
          <table:table-cell/>
          <table:table-cell table:formula="of:=ABS([.A27]-[.B27])" office:value-type="float" office:value="0.120000000000005" calcext:value-type="float">
            <text:p>0.1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.41" calcext:value-type="float">
            <text:p>130.41</text:p>
          </table:table-cell>
          <table:table-cell/>
          <table:table-cell table:formula="of:=ABS([.A28]-[.B28])" office:value-type="float" office:value="0.409999999999997" calcext:value-type="float">
            <text:p>0.4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.96" calcext:value-type="float">
            <text:p>134.96</text:p>
          </table:table-cell>
          <table:table-cell/>
          <table:table-cell table:formula="of:=ABS([.A29]-[.B29])" office:value-type="float" office:value="0.039999999999992" calcext:value-type="float">
            <text:p>0.0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.72" calcext:value-type="float">
            <text:p>139.72</text:p>
          </table:table-cell>
          <table:table-cell/>
          <table:table-cell table:formula="of:=ABS([.A30]-[.B30])" office:value-type="float" office:value="0.280000000000001" calcext:value-type="float">
            <text:p>0.2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.41" calcext:value-type="float">
            <text:p>144.41</text:p>
          </table:table-cell>
          <table:table-cell/>
          <table:table-cell table:formula="of:=ABS([.A31]-[.B31])" office:value-type="float" office:value="0.590000000000003" calcext:value-type="float">
            <text:p>0.5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.23" calcext:value-type="float">
            <text:p>149.23</text:p>
          </table:table-cell>
          <table:table-cell/>
          <table:table-cell table:formula="of:=ABS([.A32]-[.B32])" office:value-type="float" office:value="0.77000000000001" calcext:value-type="float">
            <text:p>0.7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.12" calcext:value-type="float">
            <text:p>154.12</text:p>
          </table:table-cell>
          <table:table-cell/>
          <table:table-cell table:formula="of:=ABS([.A33]-[.B33])" office:value-type="float" office:value="0.879999999999995" calcext:value-type="float">
            <text:p>0.8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.87" calcext:value-type="float">
            <text:p>158.87</text:p>
          </table:table-cell>
          <table:table-cell/>
          <table:table-cell table:formula="of:=ABS([.A34]-[.B34])"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3.9" calcext:value-type="float">
            <text:p>163.9</text:p>
          </table:table-cell>
          <table:table-cell/>
          <table:table-cell table:formula="of:=ABS([.A35]-[.B35])" office:value-type="float" office:value="1.09999999999999" calcext:value-type="float">
            <text:p>1.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8.79" calcext:value-type="float">
            <text:p>168.79</text:p>
          </table:table-cell>
          <table:table-cell/>
          <table:table-cell table:formula="of:=ABS([.A36]-[.B36])" office:value-type="float" office:value="1.21000000000001" calcext:value-type="float">
            <text:p>1.2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.81" calcext:value-type="float">
            <text:p>173.81</text:p>
          </table:table-cell>
          <table:table-cell/>
          <table:table-cell table:formula="of:=ABS([.A37]-[.B37])"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.1" calcext:value-type="float">
            <text:p>179.1</text:p>
          </table:table-cell>
          <table:table-cell/>
          <table:table-cell table:formula="of:=ABS([.A38]-[.B38])" office:value-type="float" office:value="0.900000000000006" calcext:value-type="float">
            <text:p>0.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3.99" calcext:value-type="float">
            <text:p>183.99</text:p>
          </table:table-cell>
          <table:table-cell/>
          <table:table-cell table:formula="of:=ABS([.A39]-[.B39])" office:value-type="float" office:value="1.00999999999999" calcext:value-type="float">
            <text:p>1.0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.22" calcext:value-type="float">
            <text:p>189.22</text:p>
          </table:table-cell>
          <table:table-cell/>
          <table:table-cell table:formula="of:=ABS([.A40]-[.B40])" office:value-type="float" office:value="0.780000000000001" calcext:value-type="float">
            <text:p>0.7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.44" calcext:value-type="float">
            <text:p>194.44</text:p>
          </table:table-cell>
          <table:table-cell/>
          <table:table-cell table:formula="of:=ABS([.A41]-[.B41])" office:value-type="float" office:value="0.560000000000002" calcext:value-type="float">
            <text:p>0.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.13" calcext:value-type="float">
            <text:p>200.13</text:p>
          </table:table-cell>
          <table:table-cell/>
          <table:table-cell table:formula="of:=ABS([.A42]-[.B42])" office:value-type="float" office:value="0.129999999999995" calcext:value-type="float">
            <text:p>0.1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.76" calcext:value-type="float">
            <text:p>204.76</text:p>
          </table:table-cell>
          <table:table-cell/>
          <table:table-cell table:formula="of:=ABS([.A43]-[.B43])" office:value-type="float" office:value="0.240000000000009" calcext:value-type="float">
            <text:p>0.2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.05" calcext:value-type="float">
            <text:p>210.05</text:p>
          </table:table-cell>
          <table:table-cell/>
          <table:table-cell table:formula="of:=ABS([.A44]-[.B44])" office:value-type="float" office:value="0.0500000000000114" calcext:value-type="float">
            <text:p>0.0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.94" calcext:value-type="float">
            <text:p>214.94</text:p>
          </table:table-cell>
          <table:table-cell/>
          <table:table-cell table:formula="of:=ABS([.A45]-[.B45])" office:value-type="float" office:value="0.0600000000000023" calcext:value-type="float">
            <text:p>0.0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.16" calcext:value-type="float">
            <text:p>220.16</text:p>
          </table:table-cell>
          <table:table-cell/>
          <table:table-cell table:formula="of:=ABS([.A46]-[.B46])" office:value-type="float" office:value="0.159999999999997" calcext:value-type="float">
            <text:p>0.1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.85" calcext:value-type="float">
            <text:p>225.85</text:p>
          </table:table-cell>
          <table:table-cell/>
          <table:table-cell table:formula="of:=ABS([.A47]-[.B47])" office:value-type="float" office:value="0.849999999999994" calcext:value-type="float">
            <text:p>0.8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.75" calcext:value-type="float">
            <text:p>231.75</text:p>
          </table:table-cell>
          <table:table-cell/>
          <table:table-cell table:formula="of:=ABS([.A48]-[.B48])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.97" calcext:value-type="float">
            <text:p>236.97</text:p>
          </table:table-cell>
          <table:table-cell/>
          <table:table-cell table:formula="of:=ABS([.A49]-[.B49])" office:value-type="float" office:value="1.97" calcext:value-type="float">
            <text:p>1.9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.38" calcext:value-type="float">
            <text:p>242.38</text:p>
          </table:table-cell>
          <table:table-cell/>
          <table:table-cell table:formula="of:=ABS([.A50]-[.B50])"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7.54" calcext:value-type="float">
            <text:p>247.54</text:p>
          </table:table-cell>
          <table:table-cell/>
          <table:table-cell table:formula="of:=ABS([.A51]-[.B51])" office:value-type="float" office:value="2.53999999999999" calcext:value-type="float">
            <text:p>2.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2.7" calcext:value-type="float">
            <text:p>252.7</text:p>
          </table:table-cell>
          <table:table-cell/>
          <table:table-cell table:formula="of:=ABS([.A52]-[.B52])" office:value-type="float" office:value="2.69999999999999" calcext:value-type="float">
            <text:p>2.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7.45" calcext:value-type="float">
            <text:p>257.45</text:p>
          </table:table-cell>
          <table:table-cell/>
          <table:table-cell table:formula="of:=ABS([.A53]-[.B53])" office:value-type="float" office:value="2.44999999999999" calcext:value-type="float">
            <text:p>2.4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2.61" calcext:value-type="float">
            <text:p>262.61</text:p>
          </table:table-cell>
          <table:table-cell/>
          <table:table-cell table:formula="of:=ABS([.A54]-[.B54])" office:value-type="float" office:value="2.61000000000001" calcext:value-type="float">
            <text:p>2.6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7.5" calcext:value-type="float">
            <text:p>267.5</text:p>
          </table:table-cell>
          <table:table-cell/>
          <table:table-cell table:formula="of:=ABS([.A55]-[.B55])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2.39" calcext:value-type="float">
            <text:p>272.39</text:p>
          </table:table-cell>
          <table:table-cell/>
          <table:table-cell table:formula="of:=ABS([.A56]-[.B56])" office:value-type="float" office:value="2.38999999999999" calcext:value-type="float">
            <text:p>2.3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7.35" calcext:value-type="float">
            <text:p>277.35</text:p>
          </table:table-cell>
          <table:table-cell/>
          <table:table-cell table:formula="of:=ABS([.A57]-[.B57])" office:value-type="float" office:value="2.35000000000002" calcext:value-type="float">
            <text:p>2.3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2.37" calcext:value-type="float">
            <text:p>282.37</text:p>
          </table:table-cell>
          <table:table-cell/>
          <table:table-cell table:formula="of:=ABS([.A58]-[.B58])" office:value-type="float" office:value="2.37" calcext:value-type="float">
            <text:p>2.3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7.86" calcext:value-type="float">
            <text:p>287.86</text:p>
          </table:table-cell>
          <table:table-cell office:value-type="float" office:value="282.24" calcext:value-type="float">
            <text:p>282.24</text:p>
          </table:table-cell>
          <table:table-cell table:formula="of:=ABS([.A59]-[.B59])" office:value-type="float" office:value="2.86000000000001" calcext:value-type="float">
            <text:p>2.86</text:p>
          </table:table-cell>
          <table:table-cell table:formula="of:=ABS([.A59]-[.C59])" office:value-type="float" office:value="2.75999999999999" calcext:value-type="float">
            <text:p>2.7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3.22" calcext:value-type="float">
            <text:p>293.22</text:p>
          </table:table-cell>
          <table:table-cell office:value-type="float" office:value="287.26" calcext:value-type="float">
            <text:p>287.26</text:p>
          </table:table-cell>
          <table:table-cell table:formula="of:=ABS([.A60]-[.B60])" office:value-type="float" office:value="3.22000000000003" calcext:value-type="float">
            <text:p>3.22</text:p>
          </table:table-cell>
          <table:table-cell table:formula="of:=ABS([.A60]-[.C60])" office:value-type="float" office:value="2.74000000000001" calcext:value-type="float">
            <text:p>2.7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8.18" calcext:value-type="float">
            <text:p>298.18</text:p>
          </table:table-cell>
          <table:table-cell office:value-type="float" office:value="292.55" calcext:value-type="float">
            <text:p>292.55</text:p>
          </table:table-cell>
          <table:table-cell table:formula="of:=ABS([.A61]-[.B61])" office:value-type="float" office:value="3.18000000000001" calcext:value-type="float">
            <text:p>3.18</text:p>
          </table:table-cell>
          <table:table-cell table:formula="of:=ABS([.A61]-[.C61])" office:value-type="float" office:value="2.44999999999999" calcext:value-type="float">
            <text:p>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3.67" calcext:value-type="float">
            <text:p>303.67</text:p>
          </table:table-cell>
          <table:table-cell office:value-type="float" office:value="297.58" calcext:value-type="float">
            <text:p>297.58</text:p>
          </table:table-cell>
          <table:table-cell table:formula="of:=ABS([.A62]-[.B62])" office:value-type="float" office:value="3.67000000000002" calcext:value-type="float">
            <text:p>3.67</text:p>
          </table:table-cell>
          <table:table-cell table:formula="of:=ABS([.A62]-[.C62])" office:value-type="float" office:value="2.42000000000002" calcext:value-type="float">
            <text:p>2.4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8.63" calcext:value-type="float">
            <text:p>308.63</text:p>
          </table:table-cell>
          <table:table-cell office:value-type="float" office:value="302.4" calcext:value-type="float">
            <text:p>302.4</text:p>
          </table:table-cell>
          <table:table-cell table:formula="of:=ABS([.A63]-[.B63])" office:value-type="float" office:value="3.63" calcext:value-type="float">
            <text:p>3.63</text:p>
          </table:table-cell>
          <table:table-cell table:formula="of:=ABS([.A63]-[.C63])" office:value-type="float" office:value="2.60000000000002" calcext:value-type="float">
            <text:p>2.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3.72" calcext:value-type="float">
            <text:p>313.72</text:p>
          </table:table-cell>
          <table:table-cell office:value-type="float" office:value="307.29" calcext:value-type="float">
            <text:p>307.29</text:p>
          </table:table-cell>
          <table:table-cell table:formula="of:=ABS([.A64]-[.B64])" office:value-type="float" office:value="3.72000000000003" calcext:value-type="float">
            <text:p>3.72</text:p>
          </table:table-cell>
          <table:table-cell table:formula="of:=ABS([.A64]-[.C64])" office:value-type="float" office:value="2.70999999999998" calcext:value-type="float">
            <text:p>2.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9.28" calcext:value-type="float">
            <text:p>319.28</text:p>
          </table:table-cell>
          <table:table-cell office:value-type="float" office:value="312.51" calcext:value-type="float">
            <text:p>312.51</text:p>
          </table:table-cell>
          <table:table-cell table:formula="of:=ABS([.A65]-[.B65])" office:value-type="float" office:value="4.27999999999997" calcext:value-type="float">
            <text:p>4.28</text:p>
          </table:table-cell>
          <table:table-cell table:formula="of:=ABS([.A65]-[.C65])" office:value-type="float" office:value="2.49000000000001" calcext:value-type="float">
            <text:p>2.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4.5" calcext:value-type="float">
            <text:p>324.5</text:p>
          </table:table-cell>
          <table:table-cell office:value-type="float" office:value="317.54" calcext:value-type="float">
            <text:p>317.54</text:p>
          </table:table-cell>
          <table:table-cell table:formula="of:=ABS([.A66]-[.B66])" office:value-type="float" office:value="4.5" calcext:value-type="float">
            <text:p>4.5</text:p>
          </table:table-cell>
          <table:table-cell table:formula="of:=ABS([.A66]-[.C66])" office:value-type="float" office:value="2.45999999999998" calcext:value-type="float">
            <text:p>2.4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9.66" calcext:value-type="float">
            <text:p>329.66</text:p>
          </table:table-cell>
          <table:table-cell office:value-type="float" office:value="322.96" calcext:value-type="float">
            <text:p>322.96</text:p>
          </table:table-cell>
          <table:table-cell table:formula="of:=ABS([.A67]-[.B67])" office:value-type="float" office:value="4.66000000000003" calcext:value-type="float">
            <text:p>4.66</text:p>
          </table:table-cell>
          <table:table-cell table:formula="of:=ABS([.A67]-[.C67])" office:value-type="float" office:value="2.04000000000002" calcext:value-type="float">
            <text:p>2.0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4.61" calcext:value-type="float">
            <text:p>334.61</text:p>
          </table:table-cell>
          <table:table-cell office:value-type="float" office:value="328.25" calcext:value-type="float">
            <text:p>328.25</text:p>
          </table:table-cell>
          <table:table-cell table:formula="of:=ABS([.A68]-[.B68])" office:value-type="float" office:value="4.61000000000001" calcext:value-type="float">
            <text:p>4.61</text:p>
          </table:table-cell>
          <table:table-cell table:formula="of:=ABS([.A68]-[.C68])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9.77" calcext:value-type="float">
            <text:p>339.77</text:p>
          </table:table-cell>
          <table:table-cell office:value-type="float" office:value="333.41" calcext:value-type="float">
            <text:p>333.41</text:p>
          </table:table-cell>
          <table:table-cell table:formula="of:=ABS([.A69]-[.B69])" office:value-type="float" office:value="4.76999999999998" calcext:value-type="float">
            <text:p>4.77</text:p>
          </table:table-cell>
          <table:table-cell table:formula="of:=ABS([.A69]-[.C69])" office:value-type="float" office:value="1.58999999999998" calcext:value-type="float">
            <text:p>1.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4.73" calcext:value-type="float">
            <text:p>344.73</text:p>
          </table:table-cell>
          <table:table-cell office:value-type="float" office:value="338.5" calcext:value-type="float">
            <text:p>338.5</text:p>
          </table:table-cell>
          <table:table-cell table:formula="of:=ABS([.A70]-[.B70])" office:value-type="float" office:value="4.73000000000002" calcext:value-type="float">
            <text:p>4.73</text:p>
          </table:table-cell>
          <table:table-cell table:formula="of:=ABS([.A70]-[.C70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9.89" calcext:value-type="float">
            <text:p>349.89</text:p>
          </table:table-cell>
          <table:table-cell office:value-type="float" office:value="344.13" calcext:value-type="float">
            <text:p>344.13</text:p>
          </table:table-cell>
          <table:table-cell table:formula="of:=ABS([.A71]-[.B71])" office:value-type="float" office:value="4.88999999999999" calcext:value-type="float">
            <text:p>4.89</text:p>
          </table:table-cell>
          <table:table-cell table:formula="of:=ABS([.A71]-[.C71])" office:value-type="float" office:value="0.870000000000005" calcext:value-type="float">
            <text:p>0.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5.04" calcext:value-type="float">
            <text:p>355.04</text:p>
          </table:table-cell>
          <table:table-cell office:value-type="float" office:value="349.02" calcext:value-type="float">
            <text:p>349.02</text:p>
          </table:table-cell>
          <table:table-cell table:formula="of:=ABS([.A72]-[.B72])" office:value-type="float" office:value="5.04000000000002" calcext:value-type="float">
            <text:p>5.04</text:p>
          </table:table-cell>
          <table:table-cell table:formula="of:=ABS([.A72]-[.C72])" office:value-type="float" office:value="0.980000000000018" calcext:value-type="float">
            <text:p>0.9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3" calcext:value-type="float">
            <text:p>0.33</text:p>
          </table:table-cell>
          <table:table-cell office:value-type="float" office:value="353.77" calcext:value-type="float">
            <text:p>353.77</text:p>
          </table:table-cell>
          <table:table-cell table:formula="of:=ABS([.A73]-[.B73])" office:value-type="float" office:value="354.67" calcext:value-type="float">
            <text:p>354.67</text:p>
          </table:table-cell>
          <table:table-cell table:formula="of:=ABS([.A73]-[.C73])" office:value-type="float" office:value="1.23000000000002" calcext:value-type="float">
            <text:p>1.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76" calcext:value-type="float">
            <text:p>5.76</text:p>
          </table:table-cell>
          <table:table-cell/>
          <table:table-cell table:formula="of:=ABS([.A74]-[.B74])" office:value-type="float" office:value="354.24" calcext:value-type="float">
            <text:p>354.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13:05.113562983</meta:creation-date>
    <dc:date>2018-03-16T13:27:29.651328616</dc:date>
    <meta:editing-duration>PT52M42S</meta:editing-duration>
    <meta:editing-cycles>3</meta:editing-cycles>
    <meta:generator>LibreOffice/5.1.6.2$Linux_X86_64 LibreOffice_project/10m0$Build-2</meta:generator>
    <meta:document-statistic meta:table-count="1" meta:cell-count="254" meta:object-count="0"/>
  </office:meta>
</office:document-meta>
</file>